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-combined-ma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/>
          <table:table-cell office:value-type="string" calcext:value-type="string">
            <text:p>log-de-l-1.txt</text:p>
          </table:table-cell>
          <table:table-cell office:value-type="string" calcext:value-type="string">
            <text:p>log-de-p-1.txt</text:p>
          </table:table-cell>
          <table:table-cell office:value-type="string" calcext:value-type="string">
            <text:p>log-ib-l-1.txt</text:p>
          </table:table-cell>
          <table:table-cell office:value-type="string" calcext:value-type="string">
            <text:p>log-ib-p-1.txt</text:p>
          </table:table-cell>
          <table:table-cell office:value-type="string" calcext:value-type="string">
            <text:p>log-io-l-1.txt</text:p>
          </table:table-cell>
          <table:table-cell office:value-type="string" calcext:value-type="string">
            <text:p>log-io-p-1.txt</text:p>
          </table:table-cell>
          <table:table-cell office:value-type="string" calcext:value-type="string">
            <text:p>log-io-l-2.txt</text:p>
          </table:table-cell>
          <table:table-cell office:value-type="string" calcext:value-type="string">
            <text:p>log-io-p-2.txt</text:p>
          </table:table-cell>
          <table:table-cell office:value-type="string" calcext:value-type="string">
            <text:p>log-oom-l-1.txt</text:p>
          </table:table-cell>
          <table:table-cell office:value-type="string" calcext:value-type="string">
            <text:p>log-oom-p-1.txt</text:p>
          </table:table-cell>
          <table:table-cell office:value-type="string" calcext:value-type="string">
            <text:p>log-rev-l-1.txt</text:p>
          </table:table-cell>
          <table:table-cell office:value-type="string" calcext:value-type="string">
            <text:p>log-rev-p-1.txt</text:p>
          </table:table-cell>
          <table:table-cell office:value-type="string" calcext:value-type="string">
            <text:p>log-rm-l-1.txt</text:p>
          </table:table-cell>
          <table:table-cell office:value-type="string" calcext:value-type="string">
            <text:p>log-rm-p-1.txt</text:p>
          </table:table-cell>
          <table:table-cell office:value-type="string" calcext:value-type="string">
            <text:p>log-rm-l-2.txt</text:p>
          </table:table-cell>
          <table:table-cell office:value-type="string" calcext:value-type="string">
            <text:p>log-rm-p-2.txt</text:p>
          </table:table-cell>
          <table:table-cell office:value-type="string" calcext:value-type="string">
            <text:p>log-sub-l-1.txt</text:p>
          </table:table-cell>
          <table:table-cell office:value-type="string" calcext:value-type="string">
            <text:p>log-sub-p-1.txt</text:p>
          </table:table-cell>
          <table:table-cell office:value-type="string" calcext:value-type="string">
            <text:p>log-tail-l-1.txt</text:p>
          </table:table-cell>
          <table:table-cell office:value-type="string" calcext:value-type="string">
            <text:p>log-tail-p-1.txt</text:p>
          </table:table-cell>
        </table:table-row>
        <table:table-row table:style-name="ro1">
          <table:table-cell/>
          <table:table-cell office:value-type="float" office:value="119420" calcext:value-type="float">
            <text:p>119420</text:p>
          </table:table-cell>
          <table:table-cell office:value-type="float" office:value="8211" calcext:value-type="float">
            <text:p>8211</text:p>
          </table:table-cell>
          <table:table-cell office:value-type="float" office:value="55785" calcext:value-type="float">
            <text:p>55785</text:p>
          </table:table-cell>
          <table:table-cell office:value-type="float" office:value="5993" calcext:value-type="float">
            <text:p>5993</text:p>
          </table:table-cell>
          <table:table-cell office:value-type="float" office:value="54254" calcext:value-type="float">
            <text:p>54254</text:p>
          </table:table-cell>
          <table:table-cell office:value-type="float" office:value="57909" calcext:value-type="float">
            <text:p>57909</text:p>
          </table:table-cell>
          <table:table-cell office:value-type="float" office:value="134471" calcext:value-type="float">
            <text:p>134471</text:p>
          </table:table-cell>
          <table:table-cell office:value-type="float" office:value="142618" calcext:value-type="float">
            <text:p>142618</text:p>
          </table:table-cell>
          <table:table-cell office:value-type="float" office:value="178483" calcext:value-type="float">
            <text:p>178483</text:p>
          </table:table-cell>
          <table:table-cell office:value-type="float" office:value="10501" calcext:value-type="float">
            <text:p>10501</text:p>
          </table:table-cell>
          <table:table-cell office:value-type="float" office:value="154825" calcext:value-type="float">
            <text:p>154825</text:p>
          </table:table-cell>
          <table:table-cell office:value-type="float" office:value="70358" calcext:value-type="float">
            <text:p>70358</text:p>
          </table:table-cell>
          <table:table-cell office:value-type="float" office:value="164708" calcext:value-type="float">
            <text:p>164708</text:p>
          </table:table-cell>
          <table:table-cell office:value-type="float" office:value="9830" calcext:value-type="float">
            <text:p>9830</text:p>
          </table:table-cell>
          <table:table-cell office:value-type="float" office:value="152095" calcext:value-type="float">
            <text:p>152095</text:p>
          </table:table-cell>
          <table:table-cell office:value-type="float" office:value="11936" calcext:value-type="float">
            <text:p>11936</text:p>
          </table:table-cell>
          <table:table-cell office:value-type="float" office:value="83128" calcext:value-type="float">
            <text:p>83128</text:p>
          </table:table-cell>
          <table:table-cell office:value-type="float" office:value="6465" calcext:value-type="float">
            <text:p>6465</text:p>
          </table:table-cell>
          <table:table-cell office:value-type="float" office:value="160526" calcext:value-type="float">
            <text:p>160526</text:p>
          </table:table-cell>
          <table:table-cell office:value-type="float" office:value="11719" calcext:value-type="float">
            <text:p>11719</text:p>
          </table:table-cell>
        </table:table-row>
        <table:table-row table:style-name="ro1">
          <table:table-cell/>
          <table:table-cell office:value-type="float" office:value="121660" calcext:value-type="float">
            <text:p>121660</text:p>
          </table:table-cell>
          <table:table-cell office:value-type="float" office:value="8373" calcext:value-type="float">
            <text:p>8373</text:p>
          </table:table-cell>
          <table:table-cell office:value-type="float" office:value="58456" calcext:value-type="float">
            <text:p>58456</text:p>
          </table:table-cell>
          <table:table-cell office:value-type="float" office:value="5003" calcext:value-type="float">
            <text:p>5003</text:p>
          </table:table-cell>
          <table:table-cell office:value-type="float" office:value="53207" calcext:value-type="float">
            <text:p>53207</text:p>
          </table:table-cell>
          <table:table-cell office:value-type="float" office:value="58096" calcext:value-type="float">
            <text:p>58096</text:p>
          </table:table-cell>
          <table:table-cell office:value-type="float" office:value="127161" calcext:value-type="float">
            <text:p>127161</text:p>
          </table:table-cell>
          <table:table-cell office:value-type="float" office:value="140188" calcext:value-type="float">
            <text:p>140188</text:p>
          </table:table-cell>
          <table:table-cell office:value-type="float" office:value="157916" calcext:value-type="float">
            <text:p>157916</text:p>
          </table:table-cell>
          <table:table-cell office:value-type="float" office:value="9781" calcext:value-type="float">
            <text:p>9781</text:p>
          </table:table-cell>
          <table:table-cell office:value-type="float" office:value="157861" calcext:value-type="float">
            <text:p>157861</text:p>
          </table:table-cell>
          <table:table-cell office:value-type="float" office:value="63192" calcext:value-type="float">
            <text:p>63192</text:p>
          </table:table-cell>
          <table:table-cell office:value-type="float" office:value="130102" calcext:value-type="float">
            <text:p>130102</text:p>
          </table:table-cell>
          <table:table-cell office:value-type="float" office:value="9283" calcext:value-type="float">
            <text:p>9283</text:p>
          </table:table-cell>
          <table:table-cell office:value-type="float" office:value="145154" calcext:value-type="float">
            <text:p>145154</text:p>
          </table:table-cell>
          <table:table-cell office:value-type="float" office:value="11936" calcext:value-type="float">
            <text:p>11936</text:p>
          </table:table-cell>
          <table:table-cell office:value-type="float" office:value="88675" calcext:value-type="float">
            <text:p>88675</text:p>
          </table:table-cell>
          <table:table-cell office:value-type="float" office:value="6577" calcext:value-type="float">
            <text:p>6577</text:p>
          </table:table-cell>
          <table:table-cell office:value-type="float" office:value="141934" calcext:value-type="float">
            <text:p>141934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/>
          <table:table-cell office:value-type="float" office:value="123279" calcext:value-type="float">
            <text:p>123279</text:p>
          </table:table-cell>
          <table:table-cell office:value-type="float" office:value="8567" calcext:value-type="float">
            <text:p>8567</text:p>
          </table:table-cell>
          <table:table-cell office:value-type="float" office:value="58299" calcext:value-type="float">
            <text:p>58299</text:p>
          </table:table-cell>
          <table:table-cell office:value-type="float" office:value="5686" calcext:value-type="float">
            <text:p>5686</text:p>
          </table:table-cell>
          <table:table-cell office:value-type="float" office:value="51137" calcext:value-type="float">
            <text:p>51137</text:p>
          </table:table-cell>
          <table:table-cell office:value-type="float" office:value="57497" calcext:value-type="float">
            <text:p>57497</text:p>
          </table:table-cell>
          <table:table-cell office:value-type="float" office:value="134632" calcext:value-type="float">
            <text:p>13463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62413" calcext:value-type="float">
            <text:p>162413</text:p>
          </table:table-cell>
          <table:table-cell office:value-type="float" office:value="10153" calcext:value-type="float">
            <text:p>10153</text:p>
          </table:table-cell>
          <table:table-cell office:value-type="float" office:value="159854" calcext:value-type="float">
            <text:p>159854</text:p>
          </table:table-cell>
          <table:table-cell office:value-type="float" office:value="60219" calcext:value-type="float">
            <text:p>60219</text:p>
          </table:table-cell>
          <table:table-cell office:value-type="float" office:value="117327" calcext:value-type="float">
            <text:p>117327</text:p>
          </table:table-cell>
          <table:table-cell office:value-type="float" office:value="9346" calcext:value-type="float">
            <text:p>9346</text:p>
          </table:table-cell>
          <table:table-cell office:value-type="float" office:value="153371" calcext:value-type="float">
            <text:p>153371</text:p>
          </table:table-cell>
          <table:table-cell office:value-type="float" office:value="11936" calcext:value-type="float">
            <text:p>11936</text:p>
          </table:table-cell>
          <table:table-cell office:value-type="float" office:value="94799" calcext:value-type="float">
            <text:p>94799</text:p>
          </table:table-cell>
          <table:table-cell office:value-type="float" office:value="6243" calcext:value-type="float">
            <text:p>6243</text:p>
          </table:table-cell>
          <table:table-cell office:value-type="float" office:value="155927" calcext:value-type="float">
            <text:p>155927</text:p>
          </table:table-cell>
          <table:table-cell office:value-type="float" office:value="12213" calcext:value-type="float">
            <text:p>12213</text:p>
          </table:table-cell>
        </table:table-row>
        <table:table-row table:style-name="ro1">
          <table:table-cell/>
          <table:table-cell office:value-type="float" office:value="121964" calcext:value-type="float">
            <text:p>121964</text:p>
          </table:table-cell>
          <table:table-cell office:value-type="float" office:value="8734" calcext:value-type="float">
            <text:p>8734</text:p>
          </table:table-cell>
          <table:table-cell office:value-type="float" office:value="59587" calcext:value-type="float">
            <text:p>59587</text:p>
          </table:table-cell>
          <table:table-cell office:value-type="float" office:value="5133" calcext:value-type="float">
            <text:p>5133</text:p>
          </table:table-cell>
          <table:table-cell office:value-type="float" office:value="54446" calcext:value-type="float">
            <text:p>54446</text:p>
          </table:table-cell>
          <table:table-cell office:value-type="float" office:value="58418" calcext:value-type="float">
            <text:p>58418</text:p>
          </table:table-cell>
          <table:table-cell office:value-type="float" office:value="143863" calcext:value-type="float">
            <text:p>143863</text:p>
          </table:table-cell>
          <table:table-cell office:value-type="float" office:value="141193" calcext:value-type="float">
            <text:p>141193</text:p>
          </table:table-cell>
          <table:table-cell office:value-type="float" office:value="161025" calcext:value-type="float">
            <text:p>161025</text:p>
          </table:table-cell>
          <table:table-cell office:value-type="float" office:value="9737" calcext:value-type="float">
            <text:p>9737</text:p>
          </table:table-cell>
          <table:table-cell office:value-type="float" office:value="160095" calcext:value-type="float">
            <text:p>160095</text:p>
          </table:table-cell>
          <table:table-cell office:value-type="float" office:value="68554" calcext:value-type="float">
            <text:p>68554</text:p>
          </table:table-cell>
          <table:table-cell office:value-type="float" office:value="139859" calcext:value-type="float">
            <text:p>139859</text:p>
          </table:table-cell>
          <table:table-cell office:value-type="float" office:value="9525" calcext:value-type="float">
            <text:p>9525</text:p>
          </table:table-cell>
          <table:table-cell office:value-type="float" office:value="159457" calcext:value-type="float">
            <text:p>159457</text:p>
          </table:table-cell>
          <table:table-cell office:value-type="float" office:value="9970" calcext:value-type="float">
            <text:p>9970</text:p>
          </table:table-cell>
          <table:table-cell office:value-type="float" office:value="91648" calcext:value-type="float">
            <text:p>91648</text:p>
          </table:table-cell>
          <table:table-cell office:value-type="float" office:value="6370" calcext:value-type="float">
            <text:p>6370</text:p>
          </table:table-cell>
          <table:table-cell office:value-type="float" office:value="153290" calcext:value-type="float">
            <text:p>153290</text:p>
          </table:table-cell>
          <table:table-cell office:value-type="float" office:value="11942" calcext:value-type="float">
            <text:p>11942</text:p>
          </table:table-cell>
        </table:table-row>
        <table:table-row table:style-name="ro1">
          <table:table-cell/>
          <table:table-cell office:value-type="float" office:value="123814" calcext:value-type="float">
            <text:p>123814</text:p>
          </table:table-cell>
          <table:table-cell office:value-type="float" office:value="8512" calcext:value-type="float">
            <text:p>8512</text:p>
          </table:table-cell>
          <table:table-cell office:value-type="float" office:value="56274" calcext:value-type="float">
            <text:p>56274</text:p>
          </table:table-cell>
          <table:table-cell office:value-type="float" office:value="5137" calcext:value-type="float">
            <text:p>5137</text:p>
          </table:table-cell>
          <table:table-cell office:value-type="float" office:value="53944" calcext:value-type="float">
            <text:p>53944</text:p>
          </table:table-cell>
          <table:table-cell office:value-type="float" office:value="59389" calcext:value-type="float">
            <text:p>59389</text:p>
          </table:table-cell>
          <table:table-cell office:value-type="float" office:value="145817" calcext:value-type="float">
            <text:p>145817</text:p>
          </table:table-cell>
          <table:table-cell office:value-type="float" office:value="143515" calcext:value-type="float">
            <text:p>143515</text:p>
          </table:table-cell>
          <table:table-cell office:value-type="float" office:value="156238" calcext:value-type="float">
            <text:p>156238</text:p>
          </table:table-cell>
          <table:table-cell office:value-type="float" office:value="9764" calcext:value-type="float">
            <text:p>9764</text:p>
          </table:table-cell>
          <table:table-cell office:value-type="float" office:value="140619" calcext:value-type="float">
            <text:p>140619</text:p>
          </table:table-cell>
          <table:table-cell office:value-type="float" office:value="58110" calcext:value-type="float">
            <text:p>58110</text:p>
          </table:table-cell>
          <table:table-cell office:value-type="float" office:value="142619" calcext:value-type="float">
            <text:p>142619</text:p>
          </table:table-cell>
          <table:table-cell office:value-type="float" office:value="9399" calcext:value-type="float">
            <text:p>9399</text:p>
          </table:table-cell>
          <table:table-cell office:value-type="float" office:value="143477" calcext:value-type="float">
            <text:p>143477</text:p>
          </table:table-cell>
          <table:table-cell office:value-type="float" office:value="9347" calcext:value-type="float">
            <text:p>9347</text:p>
          </table:table-cell>
          <table:table-cell office:value-type="float" office:value="115093" calcext:value-type="float">
            <text:p>115093</text:p>
          </table:table-cell>
          <table:table-cell office:value-type="float" office:value="6174" calcext:value-type="float">
            <text:p>6174</text:p>
          </table:table-cell>
          <table:table-cell office:value-type="float" office:value="136062" calcext:value-type="float">
            <text:p>136062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/>
          <table:table-cell office:value-type="float" office:value="122165" calcext:value-type="float">
            <text:p>122165</text:p>
          </table:table-cell>
          <table:table-cell office:value-type="float" office:value="8071" calcext:value-type="float">
            <text:p>8071</text:p>
          </table:table-cell>
          <table:table-cell office:value-type="float" office:value="58733" calcext:value-type="float">
            <text:p>58733</text:p>
          </table:table-cell>
          <table:table-cell office:value-type="float" office:value="4936" calcext:value-type="float">
            <text:p>4936</text:p>
          </table:table-cell>
          <table:table-cell office:value-type="float" office:value="49762" calcext:value-type="float">
            <text:p>49762</text:p>
          </table:table-cell>
          <table:table-cell office:value-type="float" office:value="57542" calcext:value-type="float">
            <text:p>57542</text:p>
          </table:table-cell>
          <table:table-cell office:value-type="float" office:value="149163" calcext:value-type="float">
            <text:p>149163</text:p>
          </table:table-cell>
          <table:table-cell office:value-type="float" office:value="141508" calcext:value-type="float">
            <text:p>141508</text:p>
          </table:table-cell>
          <table:table-cell office:value-type="float" office:value="157935" calcext:value-type="float">
            <text:p>157935</text:p>
          </table:table-cell>
          <table:table-cell office:value-type="float" office:value="10130" calcext:value-type="float">
            <text:p>10130</text:p>
          </table:table-cell>
          <table:table-cell office:value-type="float" office:value="159617" calcext:value-type="float">
            <text:p>159617</text:p>
          </table:table-cell>
          <table:table-cell office:value-type="float" office:value="69984" calcext:value-type="float">
            <text:p>69984</text:p>
          </table:table-cell>
          <table:table-cell office:value-type="float" office:value="133289" calcext:value-type="float">
            <text:p>133289</text:p>
          </table:table-cell>
          <table:table-cell office:value-type="float" office:value="9588" calcext:value-type="float">
            <text:p>9588</text:p>
          </table:table-cell>
          <table:table-cell office:value-type="float" office:value="148916" calcext:value-type="float">
            <text:p>148916</text:p>
          </table:table-cell>
          <table:table-cell office:value-type="float" office:value="10871" calcext:value-type="float">
            <text:p>10871</text:p>
          </table:table-cell>
          <table:table-cell office:value-type="float" office:value="108880" calcext:value-type="float">
            <text:p>108880</text:p>
          </table:table-cell>
          <table:table-cell office:value-type="float" office:value="5877" calcext:value-type="float">
            <text:p>5877</text:p>
          </table:table-cell>
          <table:table-cell office:value-type="float" office:value="142301" calcext:value-type="float">
            <text:p>142301</text:p>
          </table:table-cell>
          <table:table-cell office:value-type="float" office:value="11762" calcext:value-type="float">
            <text:p>11762</text:p>
          </table:table-cell>
        </table:table-row>
        <table:table-row table:style-name="ro1">
          <table:table-cell/>
          <table:table-cell office:value-type="float" office:value="120742" calcext:value-type="float">
            <text:p>120742</text:p>
          </table:table-cell>
          <table:table-cell office:value-type="float" office:value="8135" calcext:value-type="float">
            <text:p>8135</text:p>
          </table:table-cell>
          <table:table-cell office:value-type="float" office:value="58714" calcext:value-type="float">
            <text:p>58714</text:p>
          </table:table-cell>
          <table:table-cell office:value-type="float" office:value="5441" calcext:value-type="float">
            <text:p>5441</text:p>
          </table:table-cell>
          <table:table-cell office:value-type="float" office:value="52948" calcext:value-type="float">
            <text:p>52948</text:p>
          </table:table-cell>
          <table:table-cell office:value-type="float" office:value="57221" calcext:value-type="float">
            <text:p>57221</text:p>
          </table:table-cell>
          <table:table-cell office:value-type="float" office:value="147112" calcext:value-type="float">
            <text:p>147112</text:p>
          </table:table-cell>
          <table:table-cell office:value-type="float" office:value="140960" calcext:value-type="float">
            <text:p>140960</text:p>
          </table:table-cell>
          <table:table-cell office:value-type="float" office:value="159035" calcext:value-type="float">
            <text:p>159035</text:p>
          </table:table-cell>
          <table:table-cell office:value-type="float" office:value="9581" calcext:value-type="float">
            <text:p>9581</text:p>
          </table:table-cell>
          <table:table-cell office:value-type="float" office:value="164432" calcext:value-type="float">
            <text:p>164432</text:p>
          </table:table-cell>
          <table:table-cell office:value-type="float" office:value="60918" calcext:value-type="float">
            <text:p>60918</text:p>
          </table:table-cell>
          <table:table-cell office:value-type="float" office:value="145428" calcext:value-type="float">
            <text:p>145428</text:p>
          </table:table-cell>
          <table:table-cell office:value-type="float" office:value="9702" calcext:value-type="float">
            <text:p>9702</text:p>
          </table:table-cell>
          <table:table-cell office:value-type="float" office:value="158273" calcext:value-type="float">
            <text:p>158273</text:p>
          </table:table-cell>
          <table:table-cell office:value-type="float" office:value="9966" calcext:value-type="float">
            <text:p>9966</text:p>
          </table:table-cell>
          <table:table-cell office:value-type="float" office:value="89983" calcext:value-type="float">
            <text:p>89983</text:p>
          </table:table-cell>
          <table:table-cell office:value-type="float" office:value="6523" calcext:value-type="float">
            <text:p>6523</text:p>
          </table:table-cell>
          <table:table-cell office:value-type="float" office:value="154290" calcext:value-type="float">
            <text:p>154290</text:p>
          </table:table-cell>
          <table:table-cell office:value-type="float" office:value="12002" calcext:value-type="float">
            <text:p>12002</text:p>
          </table:table-cell>
        </table:table-row>
        <table:table-row table:style-name="ro1">
          <table:table-cell/>
          <table:table-cell office:value-type="float" office:value="121475" calcext:value-type="float">
            <text:p>121475</text:p>
          </table:table-cell>
          <table:table-cell office:value-type="float" office:value="8211" calcext:value-type="float">
            <text:p>8211</text:p>
          </table:table-cell>
          <table:table-cell office:value-type="float" office:value="59475" calcext:value-type="float">
            <text:p>59475</text:p>
          </table:table-cell>
          <table:table-cell office:value-type="float" office:value="5210" calcext:value-type="float">
            <text:p>5210</text:p>
          </table:table-cell>
          <table:table-cell office:value-type="float" office:value="52018" calcext:value-type="float">
            <text:p>52018</text:p>
          </table:table-cell>
          <table:table-cell office:value-type="float" office:value="57582" calcext:value-type="float">
            <text:p>57582</text:p>
          </table:table-cell>
          <table:table-cell office:value-type="float" office:value="152030" calcext:value-type="float">
            <text:p>152030</text:p>
          </table:table-cell>
          <table:table-cell office:value-type="float" office:value="143212" calcext:value-type="float">
            <text:p>143212</text:p>
          </table:table-cell>
          <table:table-cell office:value-type="float" office:value="161249" calcext:value-type="float">
            <text:p>161249</text:p>
          </table:table-cell>
          <table:table-cell office:value-type="float" office:value="10345" calcext:value-type="float">
            <text:p>10345</text:p>
          </table:table-cell>
          <table:table-cell office:value-type="float" office:value="144266" calcext:value-type="float">
            <text:p>144266</text:p>
          </table:table-cell>
          <table:table-cell office:value-type="float" office:value="74908" calcext:value-type="float">
            <text:p>74908</text:p>
          </table:table-cell>
          <table:table-cell office:value-type="float" office:value="152244" calcext:value-type="float">
            <text:p>152244</text:p>
          </table:table-cell>
          <table:table-cell office:value-type="float" office:value="9205" calcext:value-type="float">
            <text:p>9205</text:p>
          </table:table-cell>
          <table:table-cell office:value-type="float" office:value="159295" calcext:value-type="float">
            <text:p>159295</text:p>
          </table:table-cell>
          <table:table-cell office:value-type="float" office:value="9826" calcext:value-type="float">
            <text:p>9826</text:p>
          </table:table-cell>
          <table:table-cell office:value-type="float" office:value="88674" calcext:value-type="float">
            <text:p>88674</text:p>
          </table:table-cell>
          <table:table-cell office:value-type="float" office:value="6648" calcext:value-type="float">
            <text:p>6648</text:p>
          </table:table-cell>
          <table:table-cell office:value-type="float" office:value="156732" calcext:value-type="float">
            <text:p>156732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/>
          <table:table-cell office:value-type="float" office:value="101115" calcext:value-type="float">
            <text:p>101115</text:p>
          </table:table-cell>
          <table:table-cell office:value-type="float" office:value="8388" calcext:value-type="float">
            <text:p>8388</text:p>
          </table:table-cell>
          <table:table-cell office:value-type="float" office:value="59487" calcext:value-type="float">
            <text:p>59487</text:p>
          </table:table-cell>
          <table:table-cell office:value-type="float" office:value="5815" calcext:value-type="float">
            <text:p>5815</text:p>
          </table:table-cell>
          <table:table-cell office:value-type="float" office:value="52202" calcext:value-type="float">
            <text:p>52202</text:p>
          </table:table-cell>
          <table:table-cell office:value-type="float" office:value="57685" calcext:value-type="float">
            <text:p>57685</text:p>
          </table:table-cell>
          <table:table-cell office:value-type="float" office:value="145740" calcext:value-type="float">
            <text:p>145740</text:p>
          </table:table-cell>
          <table:table-cell office:value-type="float" office:value="144556" calcext:value-type="float">
            <text:p>144556</text:p>
          </table:table-cell>
          <table:table-cell office:value-type="float" office:value="159143" calcext:value-type="float">
            <text:p>159143</text:p>
          </table:table-cell>
          <table:table-cell office:value-type="float" office:value="10173" calcext:value-type="float">
            <text:p>10173</text:p>
          </table:table-cell>
          <table:table-cell office:value-type="float" office:value="152804" calcext:value-type="float">
            <text:p>152804</text:p>
          </table:table-cell>
          <table:table-cell office:value-type="float" office:value="61324" calcext:value-type="float">
            <text:p>61324</text:p>
          </table:table-cell>
          <table:table-cell office:value-type="float" office:value="133446" calcext:value-type="float">
            <text:p>133446</text:p>
          </table:table-cell>
          <table:table-cell office:value-type="float" office:value="9786" calcext:value-type="float">
            <text:p>9786</text:p>
          </table:table-cell>
          <table:table-cell office:value-type="float" office:value="161209" calcext:value-type="float">
            <text:p>161209</text:p>
          </table:table-cell>
          <table:table-cell office:value-type="float" office:value="9189" calcext:value-type="float">
            <text:p>9189</text:p>
          </table:table-cell>
          <table:table-cell office:value-type="float" office:value="88664" calcext:value-type="float">
            <text:p>88664</text:p>
          </table:table-cell>
          <table:table-cell office:value-type="float" office:value="6666" calcext:value-type="float">
            <text:p>6666</text:p>
          </table:table-cell>
          <table:table-cell office:value-type="float" office:value="136351" calcext:value-type="float">
            <text:p>136351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/>
          <table:table-cell office:value-type="float" office:value="122084" calcext:value-type="float">
            <text:p>122084</text:p>
          </table:table-cell>
          <table:table-cell office:value-type="float" office:value="8689" calcext:value-type="float">
            <text:p>8689</text:p>
          </table:table-cell>
          <table:table-cell office:value-type="float" office:value="58220" calcext:value-type="float">
            <text:p>58220</text:p>
          </table:table-cell>
          <table:table-cell office:value-type="float" office:value="5237" calcext:value-type="float">
            <text:p>5237</text:p>
          </table:table-cell>
          <table:table-cell office:value-type="float" office:value="54234" calcext:value-type="float">
            <text:p>54234</text:p>
          </table:table-cell>
          <table:table-cell office:value-type="float" office:value="57954" calcext:value-type="float">
            <text:p>57954</text:p>
          </table:table-cell>
          <table:table-cell office:value-type="float" office:value="144799" calcext:value-type="float">
            <text:p>144799</text:p>
          </table:table-cell>
          <table:table-cell office:value-type="float" office:value="142200" calcext:value-type="float">
            <text:p>142200</text:p>
          </table:table-cell>
          <table:table-cell office:value-type="float" office:value="140309" calcext:value-type="float">
            <text:p>140309</text:p>
          </table:table-cell>
          <table:table-cell office:value-type="float" office:value="10180" calcext:value-type="float">
            <text:p>10180</text:p>
          </table:table-cell>
          <table:table-cell office:value-type="float" office:value="126520" calcext:value-type="float">
            <text:p>126520</text:p>
          </table:table-cell>
          <table:table-cell office:value-type="float" office:value="60229" calcext:value-type="float">
            <text:p>60229</text:p>
          </table:table-cell>
          <table:table-cell office:value-type="float" office:value="145530" calcext:value-type="float">
            <text:p>145530</text:p>
          </table:table-cell>
          <table:table-cell office:value-type="float" office:value="9002" calcext:value-type="float">
            <text:p>9002</text:p>
          </table:table-cell>
          <table:table-cell office:value-type="float" office:value="165807" calcext:value-type="float">
            <text:p>165807</text:p>
          </table:table-cell>
          <table:table-cell office:value-type="float" office:value="10103" calcext:value-type="float">
            <text:p>10103</text:p>
          </table:table-cell>
          <table:table-cell office:value-type="float" office:value="97165" calcext:value-type="float">
            <text:p>97165</text:p>
          </table:table-cell>
          <table:table-cell office:value-type="float" office:value="7152" calcext:value-type="float">
            <text:p>7152</text:p>
          </table:table-cell>
          <table:table-cell office:value-type="float" office:value="142310" calcext:value-type="float">
            <text:p>142310</text:p>
          </table:table-cell>
          <table:table-cell office:value-type="float" office:value="12283" calcext:value-type="float">
            <text:p>12283</text:p>
          </table:table-cell>
        </table:table-row>
        <table:table-row table:style-name="ro1">
          <table:table-cell/>
          <table:table-cell office:value-type="float" office:value="122195" calcext:value-type="float">
            <text:p>122195</text:p>
          </table:table-cell>
          <table:table-cell office:value-type="float" office:value="8459" calcext:value-type="float">
            <text:p>8459</text:p>
          </table:table-cell>
          <table:table-cell office:value-type="float" office:value="57540" calcext:value-type="float">
            <text:p>57540</text:p>
          </table:table-cell>
          <table:table-cell office:value-type="float" office:value="5128" calcext:value-type="float">
            <text:p>5128</text:p>
          </table:table-cell>
          <table:table-cell office:value-type="float" office:value="53258" calcext:value-type="float">
            <text:p>53258</text:p>
          </table:table-cell>
          <table:table-cell office:value-type="float" office:value="56553" calcext:value-type="float">
            <text:p>56553</text:p>
          </table:table-cell>
          <table:table-cell office:value-type="float" office:value="149212" calcext:value-type="float">
            <text:p>149212</text:p>
          </table:table-cell>
          <table:table-cell office:value-type="float" office:value="143882" calcext:value-type="float">
            <text:p>143882</text:p>
          </table:table-cell>
          <table:table-cell office:value-type="float" office:value="143845" calcext:value-type="float">
            <text:p>143845</text:p>
          </table:table-cell>
          <table:table-cell office:value-type="float" office:value="10266" calcext:value-type="float">
            <text:p>10266</text:p>
          </table:table-cell>
          <table:table-cell office:value-type="float" office:value="160997" calcext:value-type="float">
            <text:p>160997</text:p>
          </table:table-cell>
          <table:table-cell office:value-type="float" office:value="70528" calcext:value-type="float">
            <text:p>70528</text:p>
          </table:table-cell>
          <table:table-cell office:value-type="float" office:value="143663" calcext:value-type="float">
            <text:p>143663</text:p>
          </table:table-cell>
          <table:table-cell office:value-type="float" office:value="9211" calcext:value-type="float">
            <text:p>9211</text:p>
          </table:table-cell>
          <table:table-cell office:value-type="float" office:value="166384" calcext:value-type="float">
            <text:p>166384</text:p>
          </table:table-cell>
          <table:table-cell office:value-type="float" office:value="9799" calcext:value-type="float">
            <text:p>9799</text:p>
          </table:table-cell>
          <table:table-cell office:value-type="float" office:value="88392" calcext:value-type="float">
            <text:p>88392</text:p>
          </table:table-cell>
          <table:table-cell office:value-type="float" office:value="7288" calcext:value-type="float">
            <text:p>7288</text:p>
          </table:table-cell>
          <table:table-cell office:value-type="float" office:value="152812" calcext:value-type="float">
            <text:p>152812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/>
          <table:table-cell office:value-type="float" office:value="120767" calcext:value-type="float">
            <text:p>120767</text:p>
          </table:table-cell>
          <table:table-cell office:value-type="float" office:value="8502" calcext:value-type="float">
            <text:p>8502</text:p>
          </table:table-cell>
          <table:table-cell office:value-type="float" office:value="59186" calcext:value-type="float">
            <text:p>59186</text:p>
          </table:table-cell>
          <table:table-cell office:value-type="float" office:value="4996" calcext:value-type="float">
            <text:p>4996</text:p>
          </table:table-cell>
          <table:table-cell office:value-type="float" office:value="50294" calcext:value-type="float">
            <text:p>50294</text:p>
          </table:table-cell>
          <table:table-cell office:value-type="float" office:value="58537" calcext:value-type="float">
            <text:p>58537</text:p>
          </table:table-cell>
          <table:table-cell office:value-type="float" office:value="148819" calcext:value-type="float">
            <text:p>148819</text:p>
          </table:table-cell>
          <table:table-cell office:value-type="float" office:value="143850" calcext:value-type="float">
            <text:p>143850</text:p>
          </table:table-cell>
          <table:table-cell office:value-type="float" office:value="163124" calcext:value-type="float">
            <text:p>163124</text:p>
          </table:table-cell>
          <table:table-cell office:value-type="float" office:value="10002" calcext:value-type="float">
            <text:p>10002</text:p>
          </table:table-cell>
          <table:table-cell office:value-type="float" office:value="167609" calcext:value-type="float">
            <text:p>167609</text:p>
          </table:table-cell>
          <table:table-cell office:value-type="float" office:value="62097" calcext:value-type="float">
            <text:p>62097</text:p>
          </table:table-cell>
          <table:table-cell office:value-type="float" office:value="138672" calcext:value-type="float">
            <text:p>138672</text:p>
          </table:table-cell>
          <table:table-cell office:value-type="float" office:value="9041" calcext:value-type="float">
            <text:p>9041</text:p>
          </table:table-cell>
          <table:table-cell office:value-type="float" office:value="160094" calcext:value-type="float">
            <text:p>160094</text:p>
          </table:table-cell>
          <table:table-cell office:value-type="float" office:value="9558" calcext:value-type="float">
            <text:p>9558</text:p>
          </table:table-cell>
          <table:table-cell office:value-type="float" office:value="89883" calcext:value-type="float">
            <text:p>89883</text:p>
          </table:table-cell>
          <table:table-cell office:value-type="float" office:value="7194" calcext:value-type="float">
            <text:p>7194</text:p>
          </table:table-cell>
          <table:table-cell office:value-type="float" office:value="151449" calcext:value-type="float">
            <text:p>151449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/>
          <table:table-cell office:value-type="float" office:value="122588" calcext:value-type="float">
            <text:p>122588</text:p>
          </table:table-cell>
          <table:table-cell office:value-type="float" office:value="8101" calcext:value-type="float">
            <text:p>8101</text:p>
          </table:table-cell>
          <table:table-cell office:value-type="float" office:value="58441" calcext:value-type="float">
            <text:p>58441</text:p>
          </table:table-cell>
          <table:table-cell office:value-type="float" office:value="5225" calcext:value-type="float">
            <text:p>5225</text:p>
          </table:table-cell>
          <table:table-cell office:value-type="float" office:value="49559" calcext:value-type="float">
            <text:p>49559</text:p>
          </table:table-cell>
          <table:table-cell office:value-type="float" office:value="57877" calcext:value-type="float">
            <text:p>57877</text:p>
          </table:table-cell>
          <table:table-cell office:value-type="float" office:value="143969" calcext:value-type="float">
            <text:p>143969</text:p>
          </table:table-cell>
          <table:table-cell office:value-type="float" office:value="142709" calcext:value-type="float">
            <text:p>142709</text:p>
          </table:table-cell>
          <table:table-cell office:value-type="float" office:value="151456" calcext:value-type="float">
            <text:p>151456</text:p>
          </table:table-cell>
          <table:table-cell office:value-type="float" office:value="9786" calcext:value-type="float">
            <text:p>9786</text:p>
          </table:table-cell>
          <table:table-cell office:value-type="float" office:value="150944" calcext:value-type="float">
            <text:p>150944</text:p>
          </table:table-cell>
          <table:table-cell office:value-type="float" office:value="60007" calcext:value-type="float">
            <text:p>60007</text:p>
          </table:table-cell>
          <table:table-cell office:value-type="float" office:value="149220" calcext:value-type="float">
            <text:p>149220</text:p>
          </table:table-cell>
          <table:table-cell office:value-type="float" office:value="9600" calcext:value-type="float">
            <text:p>9600</text:p>
          </table:table-cell>
          <table:table-cell office:value-type="float" office:value="164467" calcext:value-type="float">
            <text:p>164467</text:p>
          </table:table-cell>
          <table:table-cell office:value-type="float" office:value="9731" calcext:value-type="float">
            <text:p>9731</text:p>
          </table:table-cell>
          <table:table-cell office:value-type="float" office:value="96178" calcext:value-type="float">
            <text:p>96178</text:p>
          </table:table-cell>
          <table:table-cell office:value-type="float" office:value="7317" calcext:value-type="float">
            <text:p>7317</text:p>
          </table:table-cell>
          <table:table-cell office:value-type="float" office:value="154511" calcext:value-type="float">
            <text:p>154511</text:p>
          </table:table-cell>
          <table:table-cell office:value-type="float" office:value="11949" calcext:value-type="float">
            <text:p>11949</text:p>
          </table:table-cell>
        </table:table-row>
        <table:table-row table:style-name="ro1">
          <table:table-cell/>
          <table:table-cell office:value-type="float" office:value="122562" calcext:value-type="float">
            <text:p>122562</text:p>
          </table:table-cell>
          <table:table-cell office:value-type="float" office:value="8670" calcext:value-type="float">
            <text:p>8670</text:p>
          </table:table-cell>
          <table:table-cell office:value-type="float" office:value="47101" calcext:value-type="float">
            <text:p>47101</text:p>
          </table:table-cell>
          <table:table-cell office:value-type="float" office:value="5263" calcext:value-type="float">
            <text:p>5263</text:p>
          </table:table-cell>
          <table:table-cell office:value-type="float" office:value="50591" calcext:value-type="float">
            <text:p>50591</text:p>
          </table:table-cell>
          <table:table-cell office:value-type="float" office:value="57096" calcext:value-type="float">
            <text:p>57096</text:p>
          </table:table-cell>
          <table:table-cell office:value-type="float" office:value="142532" calcext:value-type="float">
            <text:p>142532</text:p>
          </table:table-cell>
          <table:table-cell office:value-type="float" office:value="144409" calcext:value-type="float">
            <text:p>144409</text:p>
          </table:table-cell>
          <table:table-cell office:value-type="float" office:value="149103" calcext:value-type="float">
            <text:p>149103</text:p>
          </table:table-cell>
          <table:table-cell office:value-type="float" office:value="9895" calcext:value-type="float">
            <text:p>9895</text:p>
          </table:table-cell>
          <table:table-cell office:value-type="float" office:value="160208" calcext:value-type="float">
            <text:p>160208</text:p>
          </table:table-cell>
          <table:table-cell office:value-type="float" office:value="71292" calcext:value-type="float">
            <text:p>71292</text:p>
          </table:table-cell>
          <table:table-cell office:value-type="float" office:value="149914" calcext:value-type="float">
            <text:p>149914</text:p>
          </table:table-cell>
          <table:table-cell office:value-type="float" office:value="9602" calcext:value-type="float">
            <text:p>9602</text:p>
          </table:table-cell>
          <table:table-cell office:value-type="float" office:value="165488" calcext:value-type="float">
            <text:p>165488</text:p>
          </table:table-cell>
          <table:table-cell office:value-type="float" office:value="10602" calcext:value-type="float">
            <text:p>10602</text:p>
          </table:table-cell>
          <table:table-cell office:value-type="float" office:value="90012" calcext:value-type="float">
            <text:p>90012</text:p>
          </table:table-cell>
          <table:table-cell office:value-type="float" office:value="6795" calcext:value-type="float">
            <text:p>6795</text:p>
          </table:table-cell>
          <table:table-cell office:value-type="float" office:value="143142" calcext:value-type="float">
            <text:p>143142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/>
          <table:table-cell office:value-type="float" office:value="120643" calcext:value-type="float">
            <text:p>120643</text:p>
          </table:table-cell>
          <table:table-cell office:value-type="float" office:value="8283" calcext:value-type="float">
            <text:p>8283</text:p>
          </table:table-cell>
          <table:table-cell office:value-type="float" office:value="45523" calcext:value-type="float">
            <text:p>45523</text:p>
          </table:table-cell>
          <table:table-cell office:value-type="float" office:value="5250" calcext:value-type="float">
            <text:p>5250</text:p>
          </table:table-cell>
          <table:table-cell office:value-type="float" office:value="52414" calcext:value-type="float">
            <text:p>52414</text:p>
          </table:table-cell>
          <table:table-cell office:value-type="float" office:value="58747" calcext:value-type="float">
            <text:p>58747</text:p>
          </table:table-cell>
          <table:table-cell office:value-type="float" office:value="147082" calcext:value-type="float">
            <text:p>147082</text:p>
          </table:table-cell>
          <table:table-cell office:value-type="float" office:value="142354" calcext:value-type="float">
            <text:p>142354</text:p>
          </table:table-cell>
          <table:table-cell office:value-type="float" office:value="157883" calcext:value-type="float">
            <text:p>157883</text:p>
          </table:table-cell>
          <table:table-cell office:value-type="float" office:value="10543" calcext:value-type="float">
            <text:p>10543</text:p>
          </table:table-cell>
          <table:table-cell office:value-type="float" office:value="159779" calcext:value-type="float">
            <text:p>159779</text:p>
          </table:table-cell>
          <table:table-cell office:value-type="float" office:value="71913" calcext:value-type="float">
            <text:p>71913</text:p>
          </table:table-cell>
          <table:table-cell office:value-type="float" office:value="154037" calcext:value-type="float">
            <text:p>154037</text:p>
          </table:table-cell>
          <table:table-cell office:value-type="float" office:value="9793" calcext:value-type="float">
            <text:p>9793</text:p>
          </table:table-cell>
          <table:table-cell office:value-type="float" office:value="157026" calcext:value-type="float">
            <text:p>157026</text:p>
          </table:table-cell>
          <table:table-cell office:value-type="float" office:value="9473" calcext:value-type="float">
            <text:p>9473</text:p>
          </table:table-cell>
          <table:table-cell office:value-type="float" office:value="90814" calcext:value-type="float">
            <text:p>90814</text:p>
          </table:table-cell>
          <table:table-cell office:value-type="float" office:value="7077" calcext:value-type="float">
            <text:p>7077</text:p>
          </table:table-cell>
          <table:table-cell office:value-type="float" office:value="155067" calcext:value-type="float">
            <text:p>155067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>
          <table:table-cell/>
          <table:table-cell office:value-type="float" office:value="120236" calcext:value-type="float">
            <text:p>120236</text:p>
          </table:table-cell>
          <table:table-cell office:value-type="float" office:value="8412" calcext:value-type="float">
            <text:p>8412</text:p>
          </table:table-cell>
          <table:table-cell office:value-type="float" office:value="56293" calcext:value-type="float">
            <text:p>56293</text:p>
          </table:table-cell>
          <table:table-cell office:value-type="float" office:value="5032" calcext:value-type="float">
            <text:p>5032</text:p>
          </table:table-cell>
          <table:table-cell office:value-type="float" office:value="51027" calcext:value-type="float">
            <text:p>51027</text:p>
          </table:table-cell>
          <table:table-cell office:value-type="float" office:value="57132" calcext:value-type="float">
            <text:p>57132</text:p>
          </table:table-cell>
          <table:table-cell office:value-type="float" office:value="143775" calcext:value-type="float">
            <text:p>143775</text:p>
          </table:table-cell>
          <table:table-cell office:value-type="float" office:value="143010" calcext:value-type="float">
            <text:p>143010</text:p>
          </table:table-cell>
          <table:table-cell office:value-type="float" office:value="159868" calcext:value-type="float">
            <text:p>159868</text:p>
          </table:table-cell>
          <table:table-cell office:value-type="float" office:value="9868" calcext:value-type="float">
            <text:p>9868</text:p>
          </table:table-cell>
          <table:table-cell office:value-type="float" office:value="155506" calcext:value-type="float">
            <text:p>155506</text:p>
          </table:table-cell>
          <table:table-cell office:value-type="float" office:value="72279" calcext:value-type="float">
            <text:p>72279</text:p>
          </table:table-cell>
          <table:table-cell office:value-type="float" office:value="154037" calcext:value-type="float">
            <text:p>154037</text:p>
          </table:table-cell>
          <table:table-cell office:value-type="float" office:value="9484" calcext:value-type="float">
            <text:p>9484</text:p>
          </table:table-cell>
          <table:table-cell office:value-type="float" office:value="164119" calcext:value-type="float">
            <text:p>164119</text:p>
          </table:table-cell>
          <table:table-cell office:value-type="float" office:value="9226" calcext:value-type="float">
            <text:p>9226</text:p>
          </table:table-cell>
          <table:table-cell office:value-type="float" office:value="117646" calcext:value-type="float">
            <text:p>117646</text:p>
          </table:table-cell>
          <table:table-cell office:value-type="float" office:value="6993" calcext:value-type="float">
            <text:p>6993</text:p>
          </table:table-cell>
          <table:table-cell office:value-type="float" office:value="152243" calcext:value-type="float">
            <text:p>152243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/>
          <table:table-cell office:value-type="float" office:value="123905" calcext:value-type="float">
            <text:p>123905</text:p>
          </table:table-cell>
          <table:table-cell office:value-type="float" office:value="8453" calcext:value-type="float">
            <text:p>8453</text:p>
          </table:table-cell>
          <table:table-cell office:value-type="float" office:value="59063" calcext:value-type="float">
            <text:p>59063</text:p>
          </table:table-cell>
          <table:table-cell office:value-type="float" office:value="5269" calcext:value-type="float">
            <text:p>5269</text:p>
          </table:table-cell>
          <table:table-cell office:value-type="float" office:value="50504" calcext:value-type="float">
            <text:p>50504</text:p>
          </table:table-cell>
          <table:table-cell office:value-type="float" office:value="58155" calcext:value-type="float">
            <text:p>58155</text:p>
          </table:table-cell>
          <table:table-cell office:value-type="float" office:value="145699" calcext:value-type="float">
            <text:p>145699</text:p>
          </table:table-cell>
          <table:table-cell office:value-type="float" office:value="142929" calcext:value-type="float">
            <text:p>142929</text:p>
          </table:table-cell>
          <table:table-cell office:value-type="float" office:value="149562" calcext:value-type="float">
            <text:p>149562</text:p>
          </table:table-cell>
          <table:table-cell office:value-type="float" office:value="10368" calcext:value-type="float">
            <text:p>10368</text:p>
          </table:table-cell>
          <table:table-cell office:value-type="float" office:value="167673" calcext:value-type="float">
            <text:p>167673</text:p>
          </table:table-cell>
          <table:table-cell office:value-type="float" office:value="66280" calcext:value-type="float">
            <text:p>66280</text:p>
          </table:table-cell>
          <table:table-cell office:value-type="float" office:value="145772" calcext:value-type="float">
            <text:p>145772</text:p>
          </table:table-cell>
          <table:table-cell office:value-type="float" office:value="9266" calcext:value-type="float">
            <text:p>9266</text:p>
          </table:table-cell>
          <table:table-cell office:value-type="float" office:value="160684" calcext:value-type="float">
            <text:p>160684</text:p>
          </table:table-cell>
          <table:table-cell office:value-type="float" office:value="9313" calcext:value-type="float">
            <text:p>9313</text:p>
          </table:table-cell>
          <table:table-cell office:value-type="float" office:value="92705" calcext:value-type="float">
            <text:p>92705</text:p>
          </table:table-cell>
          <table:table-cell office:value-type="float" office:value="7356" calcext:value-type="float">
            <text:p>7356</text:p>
          </table:table-cell>
          <table:table-cell office:value-type="float" office:value="142970" calcext:value-type="float">
            <text:p>142970</text:p>
          </table:table-cell>
          <table:table-cell office:value-type="float" office:value="11712" calcext:value-type="float">
            <text:p>11712</text:p>
          </table:table-cell>
        </table:table-row>
        <table:table-row table:style-name="ro1">
          <table:table-cell/>
          <table:table-cell office:value-type="float" office:value="110379" calcext:value-type="float">
            <text:p>110379</text:p>
          </table:table-cell>
          <table:table-cell office:value-type="float" office:value="8314" calcext:value-type="float">
            <text:p>8314</text:p>
          </table:table-cell>
          <table:table-cell office:value-type="float" office:value="61008" calcext:value-type="float">
            <text:p>61008</text:p>
          </table:table-cell>
          <table:table-cell office:value-type="float" office:value="5132" calcext:value-type="float">
            <text:p>5132</text:p>
          </table:table-cell>
          <table:table-cell office:value-type="float" office:value="48615" calcext:value-type="float">
            <text:p>48615</text:p>
          </table:table-cell>
          <table:table-cell office:value-type="float" office:value="55755" calcext:value-type="float">
            <text:p>55755</text:p>
          </table:table-cell>
          <table:table-cell office:value-type="float" office:value="140625" calcext:value-type="float">
            <text:p>140625</text:p>
          </table:table-cell>
          <table:table-cell office:value-type="float" office:value="144150" calcext:value-type="float">
            <text:p>144150</text:p>
          </table:table-cell>
          <table:table-cell office:value-type="float" office:value="153334" calcext:value-type="float">
            <text:p>153334</text:p>
          </table:table-cell>
          <table:table-cell office:value-type="float" office:value="10202" calcext:value-type="float">
            <text:p>10202</text:p>
          </table:table-cell>
          <table:table-cell office:value-type="float" office:value="161376" calcext:value-type="float">
            <text:p>161376</text:p>
          </table:table-cell>
          <table:table-cell office:value-type="float" office:value="59995" calcext:value-type="float">
            <text:p>59995</text:p>
          </table:table-cell>
          <table:table-cell office:value-type="float" office:value="146767" calcext:value-type="float">
            <text:p>146767</text:p>
          </table:table-cell>
          <table:table-cell office:value-type="float" office:value="9605" calcext:value-type="float">
            <text:p>9605</text:p>
          </table:table-cell>
          <table:table-cell office:value-type="float" office:value="143096" calcext:value-type="float">
            <text:p>143096</text:p>
          </table:table-cell>
          <table:table-cell office:value-type="float" office:value="9554" calcext:value-type="float">
            <text:p>9554</text:p>
          </table:table-cell>
          <table:table-cell office:value-type="float" office:value="90823" calcext:value-type="float">
            <text:p>90823</text:p>
          </table:table-cell>
          <table:table-cell office:value-type="float" office:value="7789" calcext:value-type="float">
            <text:p>7789</text:p>
          </table:table-cell>
          <table:table-cell office:value-type="float" office:value="133702" calcext:value-type="float">
            <text:p>133702</text:p>
          </table:table-cell>
          <table:table-cell office:value-type="float" office:value="14662" calcext:value-type="float">
            <text:p>14662</text:p>
          </table:table-cell>
        </table:table-row>
        <table:table-row table:style-name="ro1">
          <table:table-cell/>
          <table:table-cell office:value-type="float" office:value="121406" calcext:value-type="float">
            <text:p>121406</text:p>
          </table:table-cell>
          <table:table-cell office:value-type="float" office:value="8330" calcext:value-type="float">
            <text:p>8330</text:p>
          </table:table-cell>
          <table:table-cell office:value-type="float" office:value="57745" calcext:value-type="float">
            <text:p>57745</text:p>
          </table:table-cell>
          <table:table-cell office:value-type="float" office:value="5256" calcext:value-type="float">
            <text:p>5256</text:p>
          </table:table-cell>
          <table:table-cell office:value-type="float" office:value="50401" calcext:value-type="float">
            <text:p>50401</text:p>
          </table:table-cell>
          <table:table-cell office:value-type="float" office:value="57193" calcext:value-type="float">
            <text:p>57193</text:p>
          </table:table-cell>
          <table:table-cell office:value-type="float" office:value="141391" calcext:value-type="float">
            <text:p>141391</text:p>
          </table:table-cell>
          <table:table-cell office:value-type="float" office:value="141007" calcext:value-type="float">
            <text:p>141007</text:p>
          </table:table-cell>
          <table:table-cell office:value-type="float" office:value="148960" calcext:value-type="float">
            <text:p>148960</text:p>
          </table:table-cell>
          <table:table-cell office:value-type="float" office:value="10228" calcext:value-type="float">
            <text:p>10228</text:p>
          </table:table-cell>
          <table:table-cell office:value-type="float" office:value="131513" calcext:value-type="float">
            <text:p>131513</text:p>
          </table:table-cell>
          <table:table-cell office:value-type="float" office:value="71519" calcext:value-type="float">
            <text:p>71519</text:p>
          </table:table-cell>
          <table:table-cell office:value-type="float" office:value="147177" calcext:value-type="float">
            <text:p>147177</text:p>
          </table:table-cell>
          <table:table-cell office:value-type="float" office:value="9027" calcext:value-type="float">
            <text:p>9027</text:p>
          </table:table-cell>
          <table:table-cell office:value-type="float" office:value="138616" calcext:value-type="float">
            <text:p>138616</text:p>
          </table:table-cell>
          <table:table-cell office:value-type="float" office:value="9296" calcext:value-type="float">
            <text:p>9296</text:p>
          </table:table-cell>
          <table:table-cell office:value-type="float" office:value="91078" calcext:value-type="float">
            <text:p>91078</text:p>
          </table:table-cell>
          <table:table-cell office:value-type="float" office:value="7821" calcext:value-type="float">
            <text:p>7821</text:p>
          </table:table-cell>
          <table:table-cell office:value-type="float" office:value="157083" calcext:value-type="float">
            <text:p>157083</text:p>
          </table:table-cell>
          <table:table-cell office:value-type="float" office:value="11373" calcext:value-type="float">
            <text:p>11373</text:p>
          </table:table-cell>
        </table:table-row>
        <table:table-row table:style-name="ro1">
          <table:table-cell/>
          <table:table-cell office:value-type="float" office:value="108388" calcext:value-type="float">
            <text:p>108388</text:p>
          </table:table-cell>
          <table:table-cell office:value-type="float" office:value="8277" calcext:value-type="float">
            <text:p>8277</text:p>
          </table:table-cell>
          <table:table-cell office:value-type="float" office:value="57282" calcext:value-type="float">
            <text:p>57282</text:p>
          </table:table-cell>
          <table:table-cell office:value-type="float" office:value="4959" calcext:value-type="float">
            <text:p>4959</text:p>
          </table:table-cell>
          <table:table-cell office:value-type="float" office:value="49638" calcext:value-type="float">
            <text:p>49638</text:p>
          </table:table-cell>
          <table:table-cell office:value-type="float" office:value="58129" calcext:value-type="float">
            <text:p>58129</text:p>
          </table:table-cell>
          <table:table-cell office:value-type="float" office:value="153188" calcext:value-type="float">
            <text:p>153188</text:p>
          </table:table-cell>
          <table:table-cell office:value-type="float" office:value="141535" calcext:value-type="float">
            <text:p>141535</text:p>
          </table:table-cell>
          <table:table-cell office:value-type="float" office:value="158275" calcext:value-type="float">
            <text:p>158275</text:p>
          </table:table-cell>
          <table:table-cell office:value-type="float" office:value="10492" calcext:value-type="float">
            <text:p>10492</text:p>
          </table:table-cell>
          <table:table-cell office:value-type="float" office:value="134267" calcext:value-type="float">
            <text:p>134267</text:p>
          </table:table-cell>
          <table:table-cell office:value-type="float" office:value="73317" calcext:value-type="float">
            <text:p>73317</text:p>
          </table:table-cell>
          <table:table-cell office:value-type="float" office:value="140771" calcext:value-type="float">
            <text:p>140771</text:p>
          </table:table-cell>
          <table:table-cell office:value-type="float" office:value="8792" calcext:value-type="float">
            <text:p>8792</text:p>
          </table:table-cell>
          <table:table-cell office:value-type="float" office:value="148520" calcext:value-type="float">
            <text:p>148520</text:p>
          </table:table-cell>
          <table:table-cell office:value-type="float" office:value="9464" calcext:value-type="float">
            <text:p>9464</text:p>
          </table:table-cell>
          <table:table-cell office:value-type="float" office:value="90489" calcext:value-type="float">
            <text:p>90489</text:p>
          </table:table-cell>
          <table:table-cell office:value-type="float" office:value="7320" calcext:value-type="float">
            <text:p>7320</text:p>
          </table:table-cell>
          <table:table-cell office:value-type="float" office:value="156212" calcext:value-type="float">
            <text:p>156212</text:p>
          </table:table-cell>
          <table:table-cell office:value-type="float" office:value="11148" calcext:value-type="float">
            <text:p>11148</text:p>
          </table:table-cell>
        </table:table-row>
        <table:table-row table:style-name="ro1">
          <table:table-cell/>
          <table:table-cell office:value-type="float" office:value="121965" calcext:value-type="float">
            <text:p>121965</text:p>
          </table:table-cell>
          <table:table-cell office:value-type="float" office:value="8568" calcext:value-type="float">
            <text:p>8568</text:p>
          </table:table-cell>
          <table:table-cell office:value-type="float" office:value="58660" calcext:value-type="float">
            <text:p>58660</text:p>
          </table:table-cell>
          <table:table-cell office:value-type="float" office:value="5152" calcext:value-type="float">
            <text:p>5152</text:p>
          </table:table-cell>
          <table:table-cell office:value-type="float" office:value="49239" calcext:value-type="float">
            <text:p>49239</text:p>
          </table:table-cell>
          <table:table-cell office:value-type="float" office:value="57363" calcext:value-type="float">
            <text:p>57363</text:p>
          </table:table-cell>
          <table:table-cell office:value-type="float" office:value="163835" calcext:value-type="float">
            <text:p>163835</text:p>
          </table:table-cell>
          <table:table-cell office:value-type="float" office:value="140777" calcext:value-type="float">
            <text:p>140777</text:p>
          </table:table-cell>
          <table:table-cell office:value-type="float" office:value="163905" calcext:value-type="float">
            <text:p>163905</text:p>
          </table:table-cell>
          <table:table-cell office:value-type="float" office:value="9849" calcext:value-type="float">
            <text:p>9849</text:p>
          </table:table-cell>
          <table:table-cell office:value-type="float" office:value="159036" calcext:value-type="float">
            <text:p>159036</text:p>
          </table:table-cell>
          <table:table-cell office:value-type="float" office:value="61257" calcext:value-type="float">
            <text:p>61257</text:p>
          </table:table-cell>
          <table:table-cell office:value-type="float" office:value="144408" calcext:value-type="float">
            <text:p>144408</text:p>
          </table:table-cell>
          <table:table-cell office:value-type="float" office:value="9106" calcext:value-type="float">
            <text:p>9106</text:p>
          </table:table-cell>
          <table:table-cell office:value-type="float" office:value="140125" calcext:value-type="float">
            <text:p>140125</text:p>
          </table:table-cell>
          <table:table-cell office:value-type="float" office:value="9347" calcext:value-type="float">
            <text:p>9347</text:p>
          </table:table-cell>
          <table:table-cell office:value-type="float" office:value="93488" calcext:value-type="float">
            <text:p>93488</text:p>
          </table:table-cell>
          <table:table-cell office:value-type="float" office:value="7757" calcext:value-type="float">
            <text:p>7757</text:p>
          </table:table-cell>
          <table:table-cell office:value-type="float" office:value="143314" calcext:value-type="float">
            <text:p>143314</text:p>
          </table:table-cell>
          <table:table-cell office:value-type="float" office:value="12057" calcext:value-type="float">
            <text:p>12057</text:p>
          </table:table-cell>
        </table:table-row>
        <table:table-row table:style-name="ro1">
          <table:table-cell/>
          <table:table-cell office:value-type="float" office:value="121727" calcext:value-type="float">
            <text:p>121727</text:p>
          </table:table-cell>
          <table:table-cell office:value-type="float" office:value="8466" calcext:value-type="float">
            <text:p>8466</text:p>
          </table:table-cell>
          <table:table-cell office:value-type="float" office:value="58645" calcext:value-type="float">
            <text:p>58645</text:p>
          </table:table-cell>
          <table:table-cell office:value-type="float" office:value="5349" calcext:value-type="float">
            <text:p>5349</text:p>
          </table:table-cell>
          <table:table-cell office:value-type="float" office:value="51307" calcext:value-type="float">
            <text:p>51307</text:p>
          </table:table-cell>
          <table:table-cell office:value-type="float" office:value="58811" calcext:value-type="float">
            <text:p>58811</text:p>
          </table:table-cell>
          <table:table-cell office:value-type="float" office:value="163941" calcext:value-type="float">
            <text:p>163941</text:p>
          </table:table-cell>
          <table:table-cell office:value-type="float" office:value="137727" calcext:value-type="float">
            <text:p>137727</text:p>
          </table:table-cell>
          <table:table-cell office:value-type="float" office:value="155033" calcext:value-type="float">
            <text:p>155033</text:p>
          </table:table-cell>
          <table:table-cell office:value-type="float" office:value="9621" calcext:value-type="float">
            <text:p>9621</text:p>
          </table:table-cell>
          <table:table-cell office:value-type="float" office:value="131684" calcext:value-type="float">
            <text:p>131684</text:p>
          </table:table-cell>
          <table:table-cell office:value-type="float" office:value="68955" calcext:value-type="float">
            <text:p>68955</text:p>
          </table:table-cell>
          <table:table-cell office:value-type="float" office:value="143405" calcext:value-type="float">
            <text:p>143405</text:p>
          </table:table-cell>
          <table:table-cell office:value-type="float" office:value="8909" calcext:value-type="float">
            <text:p>8909</text:p>
          </table:table-cell>
          <table:table-cell office:value-type="float" office:value="133205" calcext:value-type="float">
            <text:p>133205</text:p>
          </table:table-cell>
          <table:table-cell office:value-type="float" office:value="9597" calcext:value-type="float">
            <text:p>9597</text:p>
          </table:table-cell>
          <table:table-cell office:value-type="float" office:value="86941" calcext:value-type="float">
            <text:p>86941</text:p>
          </table:table-cell>
          <table:table-cell office:value-type="float" office:value="7297" calcext:value-type="float">
            <text:p>7297</text:p>
          </table:table-cell>
          <table:table-cell office:value-type="float" office:value="155814" calcext:value-type="float">
            <text:p>155814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/>
          <table:table-cell office:value-type="float" office:value="103045" calcext:value-type="float">
            <text:p>103045</text:p>
          </table:table-cell>
          <table:table-cell office:value-type="float" office:value="8552" calcext:value-type="float">
            <text:p>8552</text:p>
          </table:table-cell>
          <table:table-cell office:value-type="float" office:value="49387" calcext:value-type="float">
            <text:p>49387</text:p>
          </table:table-cell>
          <table:table-cell office:value-type="float" office:value="5147" calcext:value-type="float">
            <text:p>5147</text:p>
          </table:table-cell>
          <table:table-cell office:value-type="float" office:value="50093" calcext:value-type="float">
            <text:p>50093</text:p>
          </table:table-cell>
          <table:table-cell office:value-type="float" office:value="58815" calcext:value-type="float">
            <text:p>58815</text:p>
          </table:table-cell>
          <table:table-cell office:value-type="float" office:value="156930" calcext:value-type="float">
            <text:p>156930</text:p>
          </table:table-cell>
          <table:table-cell office:value-type="float" office:value="139338" calcext:value-type="float">
            <text:p>139338</text:p>
          </table:table-cell>
          <table:table-cell office:value-type="float" office:value="151538" calcext:value-type="float">
            <text:p>151538</text:p>
          </table:table-cell>
          <table:table-cell office:value-type="float" office:value="10173" calcext:value-type="float">
            <text:p>10173</text:p>
          </table:table-cell>
          <table:table-cell office:value-type="float" office:value="157588" calcext:value-type="float">
            <text:p>157588</text:p>
          </table:table-cell>
          <table:table-cell office:value-type="float" office:value="68990" calcext:value-type="float">
            <text:p>68990</text:p>
          </table:table-cell>
          <table:table-cell office:value-type="float" office:value="137708" calcext:value-type="float">
            <text:p>137708</text:p>
          </table:table-cell>
          <table:table-cell office:value-type="float" office:value="8909" calcext:value-type="float">
            <text:p>8909</text:p>
          </table:table-cell>
          <table:table-cell office:value-type="float" office:value="140506" calcext:value-type="float">
            <text:p>140506</text:p>
          </table:table-cell>
          <table:table-cell office:value-type="float" office:value="9072" calcext:value-type="float">
            <text:p>9072</text:p>
          </table:table-cell>
          <table:table-cell office:value-type="float" office:value="112855" calcext:value-type="float">
            <text:p>112855</text:p>
          </table:table-cell>
          <table:table-cell office:value-type="float" office:value="7164" calcext:value-type="float">
            <text:p>7164</text:p>
          </table:table-cell>
          <table:table-cell office:value-type="float" office:value="146589" calcext:value-type="float">
            <text:p>146589</text:p>
          </table:table-cell>
          <table:table-cell office:value-type="float" office:value="11238" calcext:value-type="float">
            <text:p>11238</text:p>
          </table:table-cell>
        </table:table-row>
        <table:table-row table:style-name="ro1">
          <table:table-cell/>
          <table:table-cell office:value-type="float" office:value="121030" calcext:value-type="float">
            <text:p>121030</text:p>
          </table:table-cell>
          <table:table-cell office:value-type="float" office:value="8420" calcext:value-type="float">
            <text:p>8420</text:p>
          </table:table-cell>
          <table:table-cell office:value-type="float" office:value="51301" calcext:value-type="float">
            <text:p>51301</text:p>
          </table:table-cell>
          <table:table-cell office:value-type="float" office:value="5351" calcext:value-type="float">
            <text:p>5351</text:p>
          </table:table-cell>
          <table:table-cell office:value-type="float" office:value="52339" calcext:value-type="float">
            <text:p>52339</text:p>
          </table:table-cell>
          <table:table-cell office:value-type="float" office:value="58194" calcext:value-type="float">
            <text:p>58194</text:p>
          </table:table-cell>
          <table:table-cell office:value-type="float" office:value="158062" calcext:value-type="float">
            <text:p>158062</text:p>
          </table:table-cell>
          <table:table-cell office:value-type="float" office:value="141627" calcext:value-type="float">
            <text:p>141627</text:p>
          </table:table-cell>
          <table:table-cell office:value-type="float" office:value="136109" calcext:value-type="float">
            <text:p>136109</text:p>
          </table:table-cell>
          <table:table-cell office:value-type="float" office:value="9981" calcext:value-type="float">
            <text:p>9981</text:p>
          </table:table-cell>
          <table:table-cell office:value-type="float" office:value="158910" calcext:value-type="float">
            <text:p>158910</text:p>
          </table:table-cell>
          <table:table-cell office:value-type="float" office:value="64954" calcext:value-type="float">
            <text:p>64954</text:p>
          </table:table-cell>
          <table:table-cell office:value-type="float" office:value="139761" calcext:value-type="float">
            <text:p>139761</text:p>
          </table:table-cell>
          <table:table-cell office:value-type="float" office:value="9210" calcext:value-type="float">
            <text:p>9210</text:p>
          </table:table-cell>
          <table:table-cell office:value-type="float" office:value="143806" calcext:value-type="float">
            <text:p>143806</text:p>
          </table:table-cell>
          <table:table-cell office:value-type="float" office:value="9525" calcext:value-type="float">
            <text:p>9525</text:p>
          </table:table-cell>
          <table:table-cell office:value-type="float" office:value="111182" calcext:value-type="float">
            <text:p>111182</text:p>
          </table:table-cell>
          <table:table-cell office:value-type="float" office:value="7480" calcext:value-type="float">
            <text:p>7480</text:p>
          </table:table-cell>
          <table:table-cell office:value-type="float" office:value="159388" calcext:value-type="float">
            <text:p>159388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/>
          <table:table-cell office:value-type="float" office:value="121081" calcext:value-type="float">
            <text:p>121081</text:p>
          </table:table-cell>
          <table:table-cell office:value-type="float" office:value="8560" calcext:value-type="float">
            <text:p>8560</text:p>
          </table:table-cell>
          <table:table-cell office:value-type="float" office:value="58018" calcext:value-type="float">
            <text:p>58018</text:p>
          </table:table-cell>
          <table:table-cell office:value-type="float" office:value="5058" calcext:value-type="float">
            <text:p>5058</text:p>
          </table:table-cell>
          <table:table-cell office:value-type="float" office:value="52635" calcext:value-type="float">
            <text:p>52635</text:p>
          </table:table-cell>
          <table:table-cell office:value-type="float" office:value="58157" calcext:value-type="float">
            <text:p>58157</text:p>
          </table:table-cell>
          <table:table-cell office:value-type="float" office:value="152404" calcext:value-type="float">
            <text:p>152404</text:p>
          </table:table-cell>
          <table:table-cell office:value-type="float" office:value="142736" calcext:value-type="float">
            <text:p>142736</text:p>
          </table:table-cell>
          <table:table-cell office:value-type="float" office:value="145698" calcext:value-type="float">
            <text:p>145698</text:p>
          </table:table-cell>
          <table:table-cell office:value-type="float" office:value="10056" calcext:value-type="float">
            <text:p>10056</text:p>
          </table:table-cell>
          <table:table-cell office:value-type="float" office:value="159570" calcext:value-type="float">
            <text:p>159570</text:p>
          </table:table-cell>
          <table:table-cell office:value-type="float" office:value="71340" calcext:value-type="float">
            <text:p>71340</text:p>
          </table:table-cell>
          <table:table-cell office:value-type="float" office:value="142017" calcext:value-type="float">
            <text:p>142017</text:p>
          </table:table-cell>
          <table:table-cell office:value-type="float" office:value="9100" calcext:value-type="float">
            <text:p>9100</text:p>
          </table:table-cell>
          <table:table-cell office:value-type="float" office:value="141501" calcext:value-type="float">
            <text:p>141501</text:p>
          </table:table-cell>
          <table:table-cell office:value-type="float" office:value="9749" calcext:value-type="float">
            <text:p>9749</text:p>
          </table:table-cell>
          <table:table-cell office:value-type="float" office:value="88346" calcext:value-type="float">
            <text:p>88346</text:p>
          </table:table-cell>
          <table:table-cell office:value-type="float" office:value="7278" calcext:value-type="float">
            <text:p>7278</text:p>
          </table:table-cell>
          <table:table-cell office:value-type="float" office:value="151011" calcext:value-type="float">
            <text:p>151011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26])/1000" office:value-type="float" office:value="119.1854" calcext:value-type="float">
            <text:p>119.1854</text:p>
          </table:table-cell>
          <table:table-cell table:formula="of:=AVERAGE([.C2:.C26])/1000" office:value-type="float" office:value="8.41032" calcext:value-type="float">
            <text:p>8.41032</text:p>
          </table:table-cell>
          <table:table-cell table:formula="of:=AVERAGE([.D2:.D26])/1000" office:value-type="float" office:value="56.72892" calcext:value-type="float">
            <text:p>56.72892</text:p>
          </table:table-cell>
          <table:table-cell table:formula="of:=AVERAGE([.E2:.E26])/1000" office:value-type="float" office:value="5.24632" calcext:value-type="float">
            <text:p>5.24632</text:p>
          </table:table-cell>
          <table:table-cell table:formula="of:=AVERAGE([.F2:.F26])/1000" office:value-type="float" office:value="51.60264" calcext:value-type="float">
            <text:p>51.60264</text:p>
          </table:table-cell>
          <table:table-cell table:formula="of:=AVERAGE([.G2:.G26])/1000" office:value-type="float" office:value="57.83228" calcext:value-type="float">
            <text:p>57.83228</text:p>
          </table:table-cell>
          <table:table-cell table:formula="of:=AVERAGE([.H2:.H26])/1000" office:value-type="float" office:value="147.05008" calcext:value-type="float">
            <text:p>147.05008</text:p>
          </table:table-cell>
          <table:table-cell table:formula="of:=AVERAGE([.I2:.I26])/1000" office:value-type="float" office:value="142.04476" calcext:value-type="float">
            <text:p>142.04476</text:p>
          </table:table-cell>
          <table:table-cell table:formula="of:=AVERAGE([.J2:.J26])/1000" office:value-type="float" office:value="155.25756" calcext:value-type="float">
            <text:p>155.25756</text:p>
          </table:table-cell>
          <table:table-cell table:formula="of:=AVERAGE([.K2:.K26])/1000" office:value-type="float" office:value="10.067" calcext:value-type="float">
            <text:p>10.067</text:p>
          </table:table-cell>
          <table:table-cell table:formula="of:=AVERAGE([.L2:.L26])/1000" office:value-type="float" office:value="153.50212" calcext:value-type="float">
            <text:p>153.50212</text:p>
          </table:table-cell>
          <table:table-cell table:formula="of:=AVERAGE([.M2:.M26])/1000" office:value-type="float" office:value="66.50076" calcext:value-type="float">
            <text:p>66.50076</text:p>
          </table:table-cell>
          <table:table-cell table:formula="of:=AVERAGE([.N2:.N26])/1000" office:value-type="float" office:value="143.27524" calcext:value-type="float">
            <text:p>143.27524</text:p>
          </table:table-cell>
          <table:table-cell table:formula="of:=AVERAGE([.O2:.O26])/1000" office:value-type="float" office:value="9.33284" calcext:value-type="float">
            <text:p>9.33284</text:p>
          </table:table-cell>
          <table:table-cell table:formula="of:=AVERAGE([.P2:.P26])/1000" office:value-type="float" office:value="152.58764" calcext:value-type="float">
            <text:p>152.58764</text:p>
          </table:table-cell>
          <table:table-cell table:formula="of:=AVERAGE([.Q2:.Q26])/1000" office:value-type="float" office:value="9.93544" calcext:value-type="float">
            <text:p>9.93544</text:p>
          </table:table-cell>
          <table:table-cell table:formula="of:=AVERAGE([.R2:.R26])/1000" office:value-type="float" office:value="95.10164" calcext:value-type="float">
            <text:p>95.10164</text:p>
          </table:table-cell>
          <table:table-cell table:formula="of:=AVERAGE([.S2:.S26])/1000" office:value-type="float" office:value="6.98484" calcext:value-type="float">
            <text:p>6.98484</text:p>
          </table:table-cell>
          <table:table-cell table:formula="of:=AVERAGE([.T2:.T26])/1000" office:value-type="float" office:value="149.4012" calcext:value-type="float">
            <text:p>149.4012</text:p>
          </table:table-cell>
          <table:table-cell table:formula="of:=AVERAGE([.U2:.U26])/1000" office:value-type="float" office:value="11.94236" calcext:value-type="float">
            <text:p>11.94236</text:p>
          </table:table-cell>
        </table:table-row>
        <table:table-row table:style-name="ro1">
          <table:table-cell office:value-type="string" calcext:value-type="string">
            <text:p>Error Bars</text:p>
          </table:table-cell>
          <table:table-cell table:formula="of:=STDEV([.B2:.B26])/1000/SQRT(COUNT([.B2:.B26]))" office:value-type="float" office:value="1.25457059851834" calcext:value-type="float">
            <text:p>1.25457059851834</text:p>
          </table:table-cell>
          <table:table-cell table:formula="of:=STDEV([.C2:.C26])/1000/SQRT(COUNT([.C2:.C26]))" office:value-type="float" office:value="0.0361839153952876" calcext:value-type="float">
            <text:p>0.036183915395288</text:p>
          </table:table-cell>
          <table:table-cell table:formula="of:=STDEV([.D2:.D26])/1000/SQRT(COUNT([.D2:.D26]))" office:value-type="float" office:value="0.801720580834329" calcext:value-type="float">
            <text:p>0.801720580834329</text:p>
          </table:table-cell>
          <table:table-cell table:formula="of:=STDEV([.E2:.E26])/1000/SQRT(COUNT([.E2:.E26]))" office:value-type="float" office:value="0.051464282759988" calcext:value-type="float">
            <text:p>0.051464282759988</text:p>
          </table:table-cell>
          <table:table-cell table:formula="of:=STDEV([.F2:.F26])/1000/SQRT(COUNT([.F2:.F26]))" office:value-type="float" office:value="0.3456423531147" calcext:value-type="float">
            <text:p>0.3456423531147</text:p>
          </table:table-cell>
          <table:table-cell table:formula="of:=STDEV([.G2:.G26])/1000/SQRT(COUNT([.G2:.G26]))" office:value-type="float" office:value="0.157119206549253" calcext:value-type="float">
            <text:p>0.157119206549253</text:p>
          </table:table-cell>
          <table:table-cell table:formula="of:=STDEV([.H2:.H26])/1000/SQRT(COUNT([.H2:.H26]))" office:value-type="float" office:value="1.69880640148704" calcext:value-type="float">
            <text:p>1.69880640148704</text:p>
          </table:table-cell>
          <table:table-cell table:formula="of:=STDEV([.I2:.I26])/1000/SQRT(COUNT([.I2:.I26]))" office:value-type="float" office:value="0.348317347065383" calcext:value-type="float">
            <text:p>0.348317347065383</text:p>
          </table:table-cell>
          <table:table-cell table:formula="of:=STDEV([.J2:.J26])/1000/SQRT(COUNT([.J2:.J26]))" office:value-type="float" office:value="1.74739399399983" calcext:value-type="float">
            <text:p>1.74739399399983</text:p>
          </table:table-cell>
          <table:table-cell table:formula="of:=STDEV([.K2:.K26])/1000/SQRT(COUNT([.K2:.K26]))" office:value-type="float" office:value="0.0550579089081063" calcext:value-type="float">
            <text:p>0.055057908908106</text:p>
          </table:table-cell>
          <table:table-cell table:formula="of:=STDEV([.L2:.L26])/1000/SQRT(COUNT([.L2:.L26]))" office:value-type="float" office:value="2.34416298019855" calcext:value-type="float">
            <text:p>2.34416298019855</text:p>
          </table:table-cell>
          <table:table-cell table:formula="of:=STDEV([.M2:.M26])/1000/SQRT(COUNT([.M2:.M26]))" office:value-type="float" office:value="1.05117785726298" calcext:value-type="float">
            <text:p>1.05117785726298</text:p>
          </table:table-cell>
          <table:table-cell table:formula="of:=STDEV([.N2:.N26])/1000/SQRT(COUNT([.N2:.N26]))" office:value-type="float" office:value="1.83636355449205" calcext:value-type="float">
            <text:p>1.83636355449205</text:p>
          </table:table-cell>
          <table:table-cell table:formula="of:=STDEV([.O2:.O26])/1000/SQRT(COUNT([.O2:.O26]))" office:value-type="float" office:value="0.0611926651377979" calcext:value-type="float">
            <text:p>0.061192665137798</text:p>
          </table:table-cell>
          <table:table-cell table:formula="of:=STDEV([.P2:.P26])/1000/SQRT(COUNT([.P2:.P26]))" office:value-type="float" office:value="2.03202275814027" calcext:value-type="float">
            <text:p>2.03202275814027</text:p>
          </table:table-cell>
          <table:table-cell table:formula="of:=STDEV([.Q2:.Q26])/1000/SQRT(COUNT([.Q2:.Q26]))" office:value-type="float" office:value="0.172073434711269" calcext:value-type="float">
            <text:p>0.172073434711269</text:p>
          </table:table-cell>
          <table:table-cell table:formula="of:=STDEV([.R2:.R26])/1000/SQRT(COUNT([.R2:.R26]))" office:value-type="float" office:value="1.94741962767829" calcext:value-type="float">
            <text:p>1.94741962767829</text:p>
          </table:table-cell>
          <table:table-cell table:formula="of:=STDEV([.S2:.S26])/1000/SQRT(COUNT([.S2:.S26]))" office:value-type="float" office:value="0.105273163405178" calcext:value-type="float">
            <text:p>0.105273163405178</text:p>
          </table:table-cell>
          <table:table-cell table:formula="of:=STDEV([.T2:.T26])/1000/SQRT(COUNT([.T2:.T26]))" office:value-type="float" office:value="1.56351003514528" calcext:value-type="float">
            <text:p>1.56351003514528</text:p>
          </table:table-cell>
          <table:table-cell table:formula="of:=STDEV([.U2:.U26])/1000/SQRT(COUNT([.U2:.U26]))" office:value-type="float" office:value="0.144536683694256" calcext:value-type="float">
            <text:p>0.144536683694256</text:p>
          </table:table-cell>
        </table:table-row>
        <table:table-row table:style-name="ro1">
          <table:table-cell/>
          <table:table-cell table:formula="of:=CONCATENATE([.B27];&quot; &amp; &quot;;[.C27]; &quot; \\&quot;)" office:value-type="string" office:string-value="119.1854 &amp; 8.41032 \\" calcext:value-type="string">
            <text:p>119.1854 &amp; 8.41032 \\</text:p>
          </table:table-cell>
          <table:table-cell/>
          <table:table-cell table:formula="of:=CONCATENATE([.D27];&quot; &amp; &quot;;[.E27]; &quot; \\&quot;)" office:value-type="string" office:string-value="56.72892 &amp; 5.24632 \\" calcext:value-type="string">
            <text:p>56.72892 &amp; 5.24632 \\</text:p>
          </table:table-cell>
          <table:table-cell/>
          <table:table-cell table:formula="of:=CONCATENATE([.F27];&quot; &amp; &quot;;[.G27]; &quot; \\&quot;)" office:value-type="string" office:string-value="51.60264 &amp; 57.83228 \\" calcext:value-type="string">
            <text:p>51.60264 &amp; 57.83228 \\</text:p>
          </table:table-cell>
          <table:table-cell/>
          <table:table-cell table:formula="of:=CONCATENATE([.H27];&quot; &amp; &quot;;[.I27]; &quot; \\&quot;)" office:value-type="string" office:string-value="147.05008 &amp; 142.04476 \\" calcext:value-type="string">
            <text:p>147.05008 &amp; 142.04476 \\</text:p>
          </table:table-cell>
          <table:table-cell/>
          <table:table-cell table:formula="of:=CONCATENATE([.J27];&quot; &amp; &quot;;[.K27]; &quot; \\&quot;)" office:value-type="string" office:string-value="155.25756 &amp; 10.067 \\" calcext:value-type="string">
            <text:p>155.25756 &amp; 10.067 \\</text:p>
          </table:table-cell>
          <table:table-cell/>
          <table:table-cell table:formula="of:=CONCATENATE([.L27];&quot; &amp; &quot;;[.M27]; &quot; \\&quot;)" office:value-type="string" office:string-value="153.50212 &amp; 66.50076 \\" calcext:value-type="string">
            <text:p>153.50212 &amp; 66.50076 \\</text:p>
          </table:table-cell>
          <table:table-cell/>
          <table:table-cell table:formula="of:=CONCATENATE([.N27];&quot; &amp; &quot;;[.O27]; &quot; \\&quot;)" office:value-type="string" office:string-value="143.27524 &amp; 9.33284 \\" calcext:value-type="string">
            <text:p>143.27524 &amp; 9.33284 \\</text:p>
          </table:table-cell>
          <table:table-cell/>
          <table:table-cell table:formula="of:=CONCATENATE([.P27];&quot; &amp; &quot;;[.Q27]; &quot; \\&quot;)" office:value-type="string" office:string-value="152.58764 &amp; 9.93544 \\" calcext:value-type="string">
            <text:p>152.58764 &amp; 9.93544 \\</text:p>
          </table:table-cell>
          <table:table-cell/>
          <table:table-cell table:formula="of:=CONCATENATE([.R27];&quot; &amp; &quot;;[.S27]; &quot; \\&quot;)" office:value-type="string" office:string-value="95.10164 &amp; 6.98484 \\" calcext:value-type="string">
            <text:p>95.10164 &amp; 6.98484 \\</text:p>
          </table:table-cell>
          <table:table-cell/>
          <table:table-cell table:formula="of:=CONCATENATE([.T27];&quot; &amp; &quot;;[.U27]; &quot; \\&quot;)" office:value-type="string" office:string-value="149.4012 &amp; 11.94236 \\" calcext:value-type="string">
            <text:p>149.4012 &amp; 11.94236 \\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119.1854 &amp; 8.41032 \\</text:p>
          </table:table-cell>
          <table:table-cell/>
          <table:table-cell office:value-type="string" calcext:value-type="string">
            <text:p>deep-equal</text:p>
          </table:table-cell>
          <table:table-cell/>
          <table:table-cell table:formula="of:=CONCATENATE([.D31]; &quot; &amp; &quot;; [.B31])" office:value-type="string" office:string-value="deep-equal &amp; 119.1854 &amp; 8.41032 \\" calcext:value-type="string">
            <text:p>deep-equal &amp; 119.1854 &amp; 8.41032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6.72892 &amp; 5.24632 \\</text:p>
          </table:table-cell>
          <table:table-cell/>
          <table:table-cell office:value-type="string" calcext:value-type="string">
            <text:p>insert-before</text:p>
          </table:table-cell>
          <table:table-cell/>
          <table:table-cell table:formula="of:=CONCATENATE([.D32]; &quot; &amp; &quot;; [.B32])" office:value-type="string" office:string-value="insert-before &amp; 56.72892 &amp; 5.24632 \\" calcext:value-type="string">
            <text:p>insert-before &amp; 56.72892 &amp; 5.24632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1.60264 &amp; 57.83228 \\</text:p>
          </table:table-cell>
          <table:table-cell/>
          <table:table-cell office:value-type="string" calcext:value-type="string">
            <text:p>index-of1</text:p>
          </table:table-cell>
          <table:table-cell/>
          <table:table-cell table:formula="of:=CONCATENATE([.D33]; &quot; &amp; &quot;; [.B33])" office:value-type="string" office:string-value="index-of1 &amp; 51.60264 &amp; 57.83228 \\" calcext:value-type="string">
            <text:p>index-of1 &amp; 51.60264 &amp; 57.83228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7.05008 &amp; 142.04476 \\</text:p>
          </table:table-cell>
          <table:table-cell/>
          <table:table-cell office:value-type="string" calcext:value-type="string">
            <text:p>index-of2</text:p>
          </table:table-cell>
          <table:table-cell/>
          <table:table-cell table:formula="of:=CONCATENATE([.D34]; &quot; &amp; &quot;; [.B34])" office:value-type="string" office:string-value="index-of2 &amp; 147.05008 &amp; 142.04476 \\" calcext:value-type="string">
            <text:p>index-of2 &amp; 147.05008 &amp; 142.04476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55.25756 &amp; 10.067 \\</text:p>
          </table:table-cell>
          <table:table-cell/>
          <table:table-cell office:value-type="string" calcext:value-type="string">
            <text:p>one-or-more</text:p>
          </table:table-cell>
          <table:table-cell/>
          <table:table-cell table:formula="of:=CONCATENATE([.D35]; &quot; &amp; &quot;; [.B35])" office:value-type="string" office:string-value="one-or-more &amp; 155.25756 &amp; 10.067 \\" calcext:value-type="string">
            <text:p>one-or-more &amp; 155.25756 &amp; 10.067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53.50212 &amp; 66.50076 \\</text:p>
          </table:table-cell>
          <table:table-cell/>
          <table:table-cell office:value-type="string" calcext:value-type="string">
            <text:p>reverse</text:p>
          </table:table-cell>
          <table:table-cell/>
          <table:table-cell table:formula="of:=CONCATENATE([.D36]; &quot; &amp; &quot;; [.B36])" office:value-type="string" office:string-value="reverse &amp; 153.50212 &amp; 66.50076 \\" calcext:value-type="string">
            <text:p>reverse &amp; 153.50212 &amp; 66.50076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3.27524 &amp; 9.33284 \\</text:p>
          </table:table-cell>
          <table:table-cell/>
          <table:table-cell office:value-type="string" calcext:value-type="string">
            <text:p>remove1</text:p>
          </table:table-cell>
          <table:table-cell/>
          <table:table-cell table:formula="of:=CONCATENATE([.D37]; &quot; &amp; &quot;; [.B37])" office:value-type="string" office:string-value="remove1 &amp; 143.27524 &amp; 9.33284 \\" calcext:value-type="string">
            <text:p>remove1 &amp; 143.27524 &amp; 9.33284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52.58764 &amp; 9.93544 \\</text:p>
          </table:table-cell>
          <table:table-cell/>
          <table:table-cell office:value-type="string" calcext:value-type="string">
            <text:p>remove2</text:p>
          </table:table-cell>
          <table:table-cell/>
          <table:table-cell table:formula="of:=CONCATENATE([.D38]; &quot; &amp; &quot;; [.B38])" office:value-type="string" office:string-value="remove2 &amp; 152.58764 &amp; 9.93544 \\" calcext:value-type="string">
            <text:p>remove2 &amp; 152.58764 &amp; 9.93544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95.10164 &amp; 6.98484 \\</text:p>
          </table:table-cell>
          <table:table-cell/>
          <table:table-cell office:value-type="string" calcext:value-type="string">
            <text:p>subsequence</text:p>
          </table:table-cell>
          <table:table-cell/>
          <table:table-cell table:formula="of:=CONCATENATE([.D39]; &quot; &amp; &quot;; [.B39])" office:value-type="string" office:string-value="subsequence &amp; 95.10164 &amp; 6.98484 \\" calcext:value-type="string">
            <text:p>subsequence &amp; 95.10164 &amp; 6.98484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9.4012 &amp; 11.94236 \\</text:p>
          </table:table-cell>
          <table:table-cell/>
          <table:table-cell office:value-type="string" calcext:value-type="string">
            <text:p>tail</text:p>
          </table:table-cell>
          <table:table-cell/>
          <table:table-cell table:formula="of:=CONCATENATE([.D40]; &quot; &amp; &quot;; [.B40])" office:value-type="string" office:string-value="tail &amp; 149.4012 &amp; 11.94236 \\" calcext:value-type="string">
            <text:p>tail &amp; 149.4012 &amp; 11.94236 \\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23:50:52.1306163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4:34:36.436657297</dc:date>
    <meta:editing-duration>PT14H43M44S</meta:editing-duration>
    <meta:editing-cycles>2</meta:editing-cycles>
    <meta:generator>LibreOffice/6.0.7.3$Linux_X86_64 LibreOffice_project/00m0$Build-3</meta:generator>
    <meta:document-statistic meta:table-count="1" meta:cell-count="602" meta:object-count="0"/>
  </office:meta>
</office:document-meta>
</file>